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999999" style:font-name="Jarman" fo:font-size="18pt" officeooo:paragraph-rsid="001ae891" style:font-size-asian="18pt" style:font-name-complex="Garamond" style:font-size-complex="18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999999" style:font-name="Jarman" fo:font-size="18pt" officeooo:rsid="001ae891" officeooo:paragraph-rsid="001ae891" style:font-size-asian="18pt" style:font-name-complex="Garamond" style:font-size-complex="18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999999" style:font-name="Jarman" fo:font-size="18pt" officeooo:paragraph-rsid="001ae891" style:font-size-asian="18pt" style:font-name-complex="Garamond" style:font-size-complex="18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fo:color="#000000" style:font-name="Garamond" fo:font-size="10pt" officeooo:paragraph-rsid="001c2ab5" style:font-size-asian="10pt" style:font-name-complex="Garamond" style:font-size-complex="18pt"/>
    </style:style>
    <style:style style:name="T1" style:family="text">
      <style:text-properties style:font-name="JARDOTTY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2ab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cd8f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d96e9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<text:tab/><text:tab/><text:tab/><text:tab/><text:tab/><text:tab/><text:tab/><text:tab/>Date:</text:p>
      <text:p text:style-name="P2">The Marks of the True Church</text:p>
      <text:p text:style-name="P1">1. Christ gave the Church Her marks when He gave Her Her four _ _ _ _ _ _ _.</text:p>
      <text:p text:style-name="P1">2. Unity flows from Her _ _ _ _ _ _ _ cause, as a _ _ _ _ _ _ _ and _ _ _ _ _ _ _ property.</text:p>
      <text:p text:style-name="P1">3. Christ said His Church would be “one _ _ _ _ _ _ _ and one _ _ _ _ _ _ _.” Hence it would have unity of _ _ _ _ _ _ and of _ _ _ _ _ _.</text:p>
      <text:p text:style-name="P1">4. He prayed: “That all may be _ _ _ _ _ _ _.” “That all may be one in _ _ _ _ _ _ _.” “That all may be one even as _ _ _ _ _ _ _ are one.” “That all may be made _ _ _ _ _ _ _ in one. “That the _ _ _ _ _ _ _ may know that Thou has sent Me.”</text:p>
      <text:p text:style-name="P1">5. This unity was to be sign from God. Hence it must be a _ _ _ _ _ _ _ and a _ _ _ _ _ _ _ unity.</text:p>
      <text:p text:style-name="P1">6. The Catholic Church has a proportionate cause of unity of faith in Her _ _ _ _ _ _ _ and in Her power to _ _ _ _ _ _ _ those who deny her defined truths.</text:p>
      <text:p text:style-name="P1">7. The Protestant principle of _ _ _ _ _ _ _ makes unity of faith impossible.</text:p>
      <text:p text:style-name="P1">8. Unity of worship depends on unity of _ _ _ _ .</text:p>
      <text:p text:style-name="P1">9. There are about _ _ _ _ _ _ _ Protestant sects in New York.</text:p>
      <text:p text:style-name="P1">10. Sanctity flows from the Church's _ _ _ _ _ _ _ cause, as a _ _ _ _ _ _ _ and _ _ _ _ _ _ _ property.</text:p>
      <text:p text:style-name="P1">11. Calvary's Sacrifice is perpetuated for us in the _ _ _ _ _ _ _.</text:p>
      <text:p text:style-name="P1">12. The _ _ _ _ _ _ _ give grace by their very usage.</text:p>
      <text:p text:style-name="P1">13. Christ says: “Be ye perfect as your _ _ _ _ _ _ _ is perfect.”</text:p>
      <text:p text:style-name="P1">14. The religious vows are those of _ _ _ _ _ _ _ _ _ _ _ _ _ _ and _ _ _ _ _ _ _.</text:p>
      <text:p text:style-name="P1">15. They remove the chief _ _ _ _ _ _ _ to perfection.</text:p>
      <text:p text:style-name="P1"><text:soft-page-break/>16. By prayer, we bring our _ _ _ _ _ _ _ and our _ _ _ _ _ _ _ into line with God's.</text:p>
      <text:p text:style-name="P1">17. Contemplation is given by the Gifts of the _ _ _ _ _ _ _.</text:p>
      <text:p text:style-name="P1">18. Saints practise _ _ _ _ _ _ _ sanctity, which is a miracle in the _ _ _ _ _ _ _ order.</text:p>
      <text:p text:style-name="P1">19. It is (<text:span text:style-name="T1">ordinary</text:span>) (<text:span text:style-name="T1">heroic</text:span>) sanctity which is a mark of the Church.</text:p>
      <text:p text:style-name="P1">20. Anglican clergy (<text:span text:style-name="T1">are</text:span>) (<text:span text:style-name="T1">are not</text:span>) validly ordained.</text:p>
      <text:p text:style-name="P1">21. Anglicans have two sacraments: _ _ _ _ _ _ _ and _ _ _ _ _ _ _.</text:p>
      <text:p text:style-name="P1">22. Universality flows from the Church's _ _ _ _ _ _ _ cause, as a _ _ _ _ _ _ _ and _ _ _ _ _ _ _ property.</text:p>
      <text:p text:style-name="P1">23. A church cannot be universal in place unless it has the mark of _ _ _ _ _ _ _.</text:p>
      <text:p text:style-name="P1">24. “Teach all nations.” This shows that the Church is universal in _ _ _ _ _ _ _.</text:p>
      <text:p text:style-name="P1">25: “Preach the Gospel to every creature.” Hence, the Church is universal in _ _ _ _ _ _ _. </text:p>
      <text:p text:style-name="P1">26. “I am with you all days.” She is universal in _ _ _ _ _ _ _.</text:p>
      <text:p text:style-name="P1">27. “The Holy Ghost will bring to your minds all things whatsoever I have taught you.” She is universal in _ _ _ _ _ _ _.</text:p>
      <text:p text:style-name="P1">28. Apostolicity flows from the Church's _ _ _ _ _ _ _ cause, as a _ _ _ _ _ _ _ and _ _ _ _ _ _ _ property.</text:p>
      <text:p text:style-name="P1">29. The Catholic Church is Apostolic in _ _ _ _ _ _ _ _ _ _ _ _ _ _ and in _ _ _ _ _ _ _.</text:p>
      <text:p text:style-name="P1">30. In the Creed we sing the majestic words: Credo in unam, sanctam, catholicam et apostolicam ecclesiam,” which means I believe in the _ _ _ _ _ , _ _ _ _ _ , _ _ _ _ _ _ _ and _ _ _ _ _ _ _ Church.</text:p>
      <text:p text:style-name="P1"/>
      <text:p text:style-name="P1"/>
      <text:p text:style-name="P4">1. Christ gave the Church Her marks when He gave Her Her four (<text:span text:style-name="T4">causes</text:span>). 2. Unity flows from Her (<text:span text:style-name="T4">formal</text:span>) cause, as a (<text:span text:style-name="T4">essential</text:span>) and (<text:span text:style-name="T4">visible</text:span>) property. 3. Christ said His Church would be “one (<text:span text:style-name="T4">fold</text:span>) and one (<text:span text:style-name="T4">shepherd</text:span>).” Hence it would have unity of (<text:span text:style-name="T4">government</text:span>) and of (<text:span text:style-name="T4">communion</text:span>). 4. He prayed: “That all may be (<text:span text:style-name="T4">one</text:span>).” “That all may be one in (<text:span text:style-name="T4">us</text:span>).” “That all may be one even as (<text:span text:style-name="T4">we</text:span>) are one.” “That all may be made (<text:span text:style-name="T4">perfect</text:span>) in one. “That the (<text:span text:style-name="T4">world</text:span>) may know that Thou has sent Me.” 5. This unity was to be sign from God. Hence it must be a (<text:span text:style-name="T4">visible</text:span>) and a (<text:span text:style-name="T4">miraculous</text:span>) unity. 6. The Catholic Church has a proportionate cause of unity of faith in Her (<text:span text:style-name="T4">infallibility</text:span>) and in Her power to (<text:span text:style-name="T4">excommunicate</text:span>) those who deny her defined truths. 7. The Protestant principle of (<text:span text:style-name="T4">private interpretation</text:span>) makes unity of faith impossible. 8. Unity of worship depends on unity of (<text:span text:style-name="T4">faith</text:span>). 9. There are about (<text:span text:style-name="T4">50 000</text:span>) Protestant sects in New York. 10. Sanctity flows from the Church's (<text:span text:style-name="T4">final</text:span>) cause, as a (<text:span text:style-name="T4">visible</text:span>) and (<text:span text:style-name="T4">essential</text:span>) property. 11. Calvary's Sacrifice is perpetuated for us in the (<text:span text:style-name="T4">Mass</text:span>). 12. The (<text:span text:style-name="T4">Sacraments</text:span>) give grace by their very usage. 13. Christ says: “Be ye perfect as your (<text:span text:style-name="T4">Heavenly Father</text:span>) is perfect.” 14. The religious vows are those of (<text:span text:style-name="T4">poverty</text:span>) (<text:span text:style-name="T4">chastity</text:span>) and (<text:span text:style-name="T4">obedience</text:span>). 15. They remove the chief (<text:span text:style-name="T4">obstacles</text:span>) to perfection. 16. By prayer, we bring our (<text:span text:style-name="T5">intellect</text:span>) and our (<text:span text:style-name="T5">will</text:span>) into line with God's. 17. Contemplation is given by the Gifts of the (<text:span text:style-name="T5">Ghost</text:span>). 18. Saints practise (<text:span text:style-name="T5">heroic</text:span>) sanctity, which is a miracle in the (<text:span text:style-name="T5">moral</text:span>) order. 19. It is (ordinary) (<text:span text:style-name="T3">heroic</text:span>) sanctity which is a mark of the Church. 20. Anglican clergy (are) (<text:span text:style-name="T3">are not</text:span>) validly ordained. 21. Anglicans have two sacraments: (<text:span text:style-name="T5">baptism</text:span>) and (<text:span text:style-name="T5">marriage</text:span>). 22. Universality flows from the Church's (<text:span text:style-name="T5">material</text:span>) cause, as a (<text:span text:style-name="T5">visible</text:span>) and (<text:span text:style-name="T5">essential</text:span>) property. 23. A church cannot be universal in place unless it has the mark of (<text:span text:style-name="T6">unity</text:span>). 24. “Teach all nations.” This shows that the Church is universal in (<text:span text:style-name="T6">place</text:span>). 25: “Preach the Gospel to every creature.” Hence, the Church is universal in (<text:span text:style-name="T6">persons</text:span>). 26. “I am with you all days.” She is universal in (<text:span text:style-name="T6">time</text:span>). 27. “The Holy Ghost will bring to your minds all things whatsoever I have taught you.” She is universal in (<text:span text:style-name="T6">truths</text:span>). 28. Apostolicity flows from the Church's (<text:span text:style-name="T6">efficient</text:span>) cause, as a (<text:span text:style-name="T6">visible</text:span>) and (<text:span text:style-name="T6">essential</text:span>) property. 29. The Catholic Church is Apostolic in (<text:span text:style-name="T6">origin</text:span>) (<text:span text:style-name="T6">doctrine</text:span>) and in (<text:span text:style-name="T6">succession</text:span>). 30. In the Creed we sing the majestic words: Credo in unam, sanctam, catholicam et apostolicam ecclesiam,” which means I believe in the (<text:span text:style-name="T6">one</text:span>), (<text:span text:style-name="T6">holy</text:span>), (<text:span text:style-name="T6">catholic</text:span>) and (<text:span text:style-name="T6">apostolic</text:span>) Chu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0:54:34.120866643</meta:creation-date>
    <meta:print-date>2015-09-16T10:59:17.361059996</meta:print-date>
    <dc:date>2016-03-16T14:02:21.565052485</dc:date>
    <meta:editing-duration>PT9M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33" meta:word-count="1217" meta:character-count="5456" meta:non-whitespace-character-count="4263"/>
  </office:meta>
</office:document-meta>
</file>